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onaco, 'Andale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68c" officeooo:paragraph-rsid="00185026"/>
    </style:style>
    <style:style style:name="P2" style:family="paragraph" style:parent-style-name="Standard">
      <style:text-properties officeooo:rsid="00185026" officeooo:paragraph-rsid="001850c8"/>
    </style:style>
    <style:style style:name="P3" style:family="paragraph" style:parent-style-name="Standard">
      <style:text-properties officeooo:rsid="00195384" officeooo:paragraph-rsid="00195384"/>
    </style:style>
    <style:style style:name="P4" style:family="paragraph" style:parent-style-name="Standard">
      <style:text-properties officeooo:rsid="00195384" officeooo:paragraph-rsid="001c3ff6"/>
    </style:style>
    <style:style style:name="P5" style:family="paragraph" style:parent-style-name="Standard">
      <style:text-properties officeooo:rsid="001a9f45" officeooo:paragraph-rsid="001a9f45"/>
    </style:style>
    <style:style style:name="P6" style:family="paragraph" style:parent-style-name="Standard">
      <style:text-properties officeooo:rsid="001cc1d2" officeooo:paragraph-rsid="001cc1d2"/>
    </style:style>
    <style:style style:name="P7" style:family="paragraph" style:parent-style-name="Standard">
      <style:text-properties officeooo:rsid="0016b68c" officeooo:paragraph-rsid="00185026"/>
    </style:style>
    <style:style style:name="P8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16b68c" officeooo:paragraph-rsid="0016b68c"/>
    </style:style>
    <style:style style:name="P9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1ea845" officeooo:paragraph-rsid="001ea845"/>
    </style:style>
    <style:style style:name="P10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1ed3d7" officeooo:paragraph-rsid="001ed3d7"/>
    </style:style>
    <style:style style:name="P11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solid" style:text-underline-width="auto" style:text-underline-color="font-color" fo:font-weight="normal" officeooo:rsid="001ead19" officeooo:paragraph-rsid="001ead19"/>
    </style:style>
    <style:style style:name="P12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solid" style:text-underline-width="auto" style:text-underline-color="font-color" fo:font-weight="normal" officeooo:rsid="001f7b31" officeooo:paragraph-rsid="001f7b31"/>
    </style:style>
    <style:style style:name="P13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1f7b31" officeooo:paragraph-rsid="001f7b31"/>
    </style:style>
    <style:style style:name="P14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1f7b31" officeooo:paragraph-rsid="002154ba"/>
    </style:style>
    <style:style style:name="P15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2154ba" officeooo:paragraph-rsid="002154ba"/>
    </style:style>
    <style:style style:name="P16" style:family="paragraph" style:parent-style-name="Standard">
      <style:text-properties style:text-underline-style="solid" style:text-underline-width="auto" style:text-underline-color="font-color" officeooo:rsid="001ead19" officeooo:paragraph-rsid="001ead19"/>
    </style:style>
    <style:style style:name="P17" style:family="paragraph" style:parent-style-name="Text_20_body">
      <style:text-properties officeooo:rsid="001c6ff2" officeooo:paragraph-rsid="001c6ff2"/>
    </style:style>
    <style:style style:name="P18" style:family="paragraph" style:parent-style-name="Text_20_body">
      <style:text-properties officeooo:paragraph-rsid="001ea845"/>
    </style:style>
    <style:style style:name="P19" style:family="paragraph" style:parent-style-name="Text_20_body">
      <style:text-properties officeooo:rsid="001ea845" officeooo:paragraph-rsid="001ea845"/>
    </style:style>
    <style:style style:name="P20" style:family="paragraph" style:parent-style-name="Preformatted_20_Text">
      <style:text-properties fo:font-variant="normal" fo:text-transform="none" fo:color="#222426" style:font-name="Arial" fo:font-size="11.25pt" fo:letter-spacing="normal" fo:font-style="normal" style:text-underline-style="none" fo:font-weight="normal" officeooo:rsid="002154ba" officeooo:paragraph-rsid="002154ba"/>
    </style:style>
    <style:style style:name="T1" style:family="text">
      <style:text-properties officeooo:rsid="00185026"/>
    </style:style>
    <style:style style:name="T2" style:family="text">
      <style:text-properties officeooo:rsid="001850c8"/>
    </style:style>
    <style:style style:name="T3" style:family="text">
      <style:text-properties officeooo:rsid="001c3ff6"/>
    </style:style>
    <style:style style:name="T4" style:family="text">
      <style:text-properties officeooo:rsid="001ea845"/>
    </style:style>
    <style:style style:name="T5" style:family="text">
      <style:text-properties style:text-underline-style="solid" style:text-underline-width="auto" style:text-underline-color="font-color" officeooo:rsid="001ead19"/>
    </style:style>
    <style:style style:name="T6" style:family="text">
      <style:text-properties officeooo:rsid="00215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ndroid Studio</text:p>
      <text:p text:style-name="P5">Instalar android studio (<text:a xlink:type="simple" xlink:href="http://developer.android.com/sdk/index.html" text:style-name="Internet_20_link" text:visited-style-name="Visited_20_Internet_20_Link">http://developer.android.com/sdk/index.html</text:a> )</text:p>
      <text:p text:style-name="P1"/>
      <text:p text:style-name="P16">Mongoose</text:p>
      <text:p text:style-name="P1">Instalar mongoose <text:span text:style-name="T1">(</text:span><text:a xlink:type="simple" xlink:href="http://mongoosejs.com/" text:style-name="Internet_20_link" text:visited-style-name="Visited_20_Internet_20_Link"><text:span text:style-name="T1">http://mongoosejs.com/</text:span></text:a><text:span text:style-name="T1">)</text:span></text:p>
      <text:p text:style-name="P2">1)Instalar mongoDB(<text:a xlink:type="simple" xlink:href="https://docs.mongodb.org/manual/tutorial/install-mongodb-on-ubuntu/" text:style-name="Internet_20_link" text:visited-style-name="Visited_20_Internet_20_Link"><text:span text:style-name="T2">https://docs.mongodb.org/manual/tutorial/install-mongodb-on-ubuntu/</text:span></text:a><text:span text:style-name="T2"> </text:span><text:s/>)</text:p>
      <text:p text:style-name="P3">Baje la ultima version disponible</text:p>
      <text:p text:style-name="P4">2)Instalar nodejs (<text:a xlink:type="simple" xlink:href="https://nodejs.org/en/download/package-manager/" text:style-name="Internet_20_link" text:visited-style-name="Visited_20_Internet_20_Link"><text:span text:style-name="T3">https://nodejs.org/en/download/package-manager/</text:span></text:a><text:span text:style-name="T3"> ) seccion ubuntu</text:span></text:p>
      <text:p text:style-name="P6">3) sudo apt-get install npm</text:p>
      <text:p text:style-name="P6">4) mongoose (<text:a xlink:type="simple" xlink:href="http://mongoosejs.com/docs/index.html" text:style-name="Internet_20_link" text:visited-style-name="Visited_20_Internet_20_Link">http://mongoosejs.com/docs/index.html</text:a> )</text:p>
      <text:p text:style-name="P17">Baje la v5</text:p>
      <text:p text:style-name="P18"><text:span text:style-name="T5">Rocksdb</text:span><text:line-break/><text:span text:style-name="T4">Instalar rocksdb (</text:span><text:a xlink:type="simple" xlink:href="https://github.com/facebook/rocksdb" text:style-name="Internet_20_link" text:visited-style-name="Visited_20_Internet_20_Link"><text:span text:style-name="T4">https://github.com/facebook/rocksdb</text:span></text:a><text:span text:style-name="T4"> )</text:span></text:p>
      <text:p text:style-name="P19">hacer un make install</text:p>
      <text:p text:style-name="P19">en eclipse </text:p>
      <text:p text:style-name="P8">Project Properties -&gt; C/C++ Build -&gt; Settings -&gt; GCC C++ Compiler -&gt; Miscellaneous</text:p>
      <text:p text:style-name="P8">-std=c++11</text:p>
      <text:p text:style-name="P8"/>
      <text:p text:style-name="P11">Docker</text:p>
      <text:p text:style-name="P9"><text:a xlink:type="simple" xlink:href="https://docs.docker.com/linux/step_one/" text:style-name="Internet_20_link" text:visited-style-name="Visited_20_Internet_20_Link">https://docs.docker.com/linux/step_one/</text:a></text:p>
      <text:p text:style-name="P9"/>
      <text:p text:style-name="P11">Postgre</text:p>
      <text:p text:style-name="P10">No lo logre, es como si no estuvieran disponibles los paquetes.</text:p>
      <text:p text:style-name="P10"/>
      <text:p text:style-name="P12">Heroku</text:p>
      <text:p text:style-name="P14">Ni me fije <text:s/><text:span text:style-name="T6">(​</text:span></text:p>
      <text:p text:style-name="P15"><text:a xlink:type="simple" xlink:href="https://www.heroku.com/" text:style-name="Internet_20_link" text:visited-style-name="Visited_20_Internet_20_Link">https://www.heroku.com/</text:a> )</text:p>
      <text:p text:style-name="P13"/>
      <text:p text:style-name="P12">Guia de diseño para la app</text:p>
      <text:p text:style-name="P13"><text:a xlink:type="simple" xlink:href="https://www.google.com/design/spec/material-design/introduction.html" text:style-name="Internet_20_link" text:visited-style-name="Visited_20_Internet_20_Link">https://www.google.com/design/spec/material-design/introduction.html</text:a></text:p>
      <text:p text:style-name="P13"/>
      <text:p text:style-name="P12">Log</text:p>
      <text:p text:style-name="P13"><text:a xlink:type="simple" xlink:href="http://developer.android.com/intl/es/reference/android/util/Log.html" text:style-name="Internet_20_link" text:visited-style-name="Visited_20_Internet_20_Link">http://developer.android.com/intl/es/reference/android/util/Log.html</text:a></text:p>
      <text:p text:style-name="P13"/>
      <text:p text:style-name="P13">cmake</text:p>
      <text:p text:style-name="P13"><text:a xlink:type="simple" xlink:href="https://cmake.org/download/" text:style-name="Internet_20_link" text:visited-style-name="Visited_20_Internet_20_Link">https://cmake.org/download/</text:a> (ultma version)</text:p>
      <text:p text:style-name="P13">desempaquetar</text:p>
      <text:p text:style-name="P14"><text:s/><text:span text:style-name="T6">sudo ./bootstrap &amp;&amp; sudo make &amp;&amp; sudo make install</text:span></text:p>
      <text:p text:style-name="P13"/>
      <text:p text:style-name="P15">Sphinx</text:p>
      <text:p text:style-name="P20">pip install -U Sphinx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onaco, 'Andale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13:53.402876787</meta:creation-date>
    <dc:date>2016-03-16T02:13:02.401784328</dc:date>
    <meta:editing-duration>PT1H32M26S</meta:editing-duration>
    <meta:editing-cycles>10</meta:editing-cycles>
    <meta:generator>LibreOffice/4.3.7.2$Linux_X86_64 LibreOffice_project/430m0$Build-2</meta:generator>
    <meta:document-statistic meta:table-count="0" meta:image-count="0" meta:object-count="0" meta:page-count="1" meta:paragraph-count="32" meta:word-count="111" meta:character-count="1079" meta:non-whitespace-character-count="995"/>
  </office:meta>
</office:document-meta>
</file>